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Święty, Święty,</text:span><text:span text:style-name="T1"><text:line-break/></text:span><text:span text:style-name="T1">Święty jest nasz Pan</text:span><text:span text:style-name="T1"><text:line-break/></text:span><text:span text:style-name="T1">wszechmogący /x2</text:span><text:span text:style-name="T1"><text:line-break/></text:span><text:span text:style-name="T1">On był i jest</text:span><text:span text:style-name="T1"><text:line-break/></text:span><text:span text:style-name="T1">i przyjdzie znów,</text:span><text:span text:style-name="T1"><text:line-break/></text:span><text:span text:style-name="T1">On był i jest</text:span><text:span text:style-name="T1"><text:line-break/></text:span><text:span text:style-name="T1">i przyjdzie znó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ywyższam Cię</text:span><text:span text:style-name="T1"><text:line-break/></text:span><text:span text:style-name="T1">śpiewam Tobie pieśń.</text:span><text:span text:style-name="T1"><text:line-break/></text:span><text:span text:style-name="T1">Wywyższam Cię</text:span><text:span text:style-name="T1"><text:line-break/></text:span><text:span text:style-name="T1">Święte Imię Twe</text:span><text:span text:style-name="T1"><text:line-break/></text:span><text:span text:style-name="T1">Wznoszę swój głos,</text:span><text:span text:style-name="T1"><text:line-break/></text:span><text:span text:style-name="T1">by dać Ci chwałę</text:span><text:span text:style-name="T1"><text:line-break/></text:span><text:span text:style-name="T1">Bo jesteś godzien</text:span><text:span text:style-name="T1"><text:line-break/></text:span><text:span text:style-name="T1">wszelkiej czci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2" draw:layer="backgroundobjects" svg:width="12.888cm" svg:height="1.049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8cm" svg:height="1.049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8cm" svg:height="1.049cm" svg:x="0cm" svg:y="19.95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8cm" svg:height="1.049cm" svg:x="16.811cm" svg:y="19.95cm">
        <draw:text-box>
          <text:p text:style-name="P3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2" draw:layer="backgroundobjects" svg:width="9.113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13cm" svg:height="1.484cm" svg:x="11.886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13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13cm" svg:height="1.484cm" svg:x="11.886cm" svg:y="28.215cm" presentation:class="page-number">
          <draw:text-box>
            <text:p text:style-name="P4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8T22:43:59</meta:creation-date>
    <dc:creator>Rafał Talacha</dc:creator>
    <dc:date>2009-01-27T16:51:13</dc:date>
    <dc:language>pl-PL</dc:language>
    <meta:editing-cycles>8</meta:editing-cycles>
    <meta:editing-duration>PT13M17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